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Times New Roman" style:font-name-complex="Times New Roman" fo:font-weight="bold" style:font-weight-asian="bold" fo:font-size="12pt" style:font-size-asian="12pt" style:font-size-complex="12pt"/>
    </style:style>
    <style:style style:name="P2" style:parent-style-name="Normal" style:family="paragraph">
      <style:text-properties style:font-name="Times New Roman" style:font-name-complex="Times New Roman" fo:font-size="12pt" style:font-size-asian="12pt" style:font-size-complex="12pt"/>
    </style:style>
    <style:style style:name="P3" style:parent-style-name="Normal" style:family="paragraph">
      <style:text-properties style:font-name="Times New Roman" style:font-name-complex="Times New Roman" fo:font-size="12pt" style:font-size-asian="12pt" style:font-size-complex="12pt"/>
    </style:style>
    <style:style style:name="P4" style:parent-style-name="Normal" style:family="paragraph">
      <style:text-properties style:font-name="Times New Roman" style:font-name-complex="Times New Roman" fo:font-size="12pt" style:font-size-asian="12pt" style:font-size-complex="12pt"/>
    </style:style>
    <style:style style:name="P5" style:parent-style-name="Normal" style:family="paragraph">
      <style:text-properties style:font-name="Times New Roman" style:font-name-complex="Times New Roman" fo:font-size="12pt" style:font-size-asian="12pt" style:font-size-complex="12pt"/>
    </style:style>
    <style:style style:name="P6" style:parent-style-name="Normal" style:family="paragraph">
      <style:text-properties style:font-name="Times New Roman" style:font-name-complex="Times New Roman" fo:font-size="12pt" style:font-size-asian="12pt" style:font-size-complex="12pt"/>
    </style:style>
    <style:style style:name="P7" style:parent-style-name="Normal" style:family="paragraph">
      <style:text-properties style:font-name="Times New Roman" style:font-name-complex="Times New Roman" fo:font-weight="bold" style:font-weight-asian="bold" fo:font-size="12pt" style:font-size-asian="12pt" style:font-size-complex="12pt"/>
    </style:style>
    <style:style style:name="P8" style:parent-style-name="Normal" style:family="paragraph">
      <style:text-properties style:font-name="Times New Roman" style:font-name-complex="Times New Roman" fo:font-size="12pt" style:font-size-asian="12pt" style:font-size-complex="12pt"/>
    </style:style>
    <style:style style:name="P9" style:parent-style-name="Normal" style:family="paragraph">
      <style:text-properties style:font-name="Times New Roman" style:font-name-complex="Times New Roman" fo:font-size="12pt" style:font-size-asian="12pt" style:font-size-complex="12pt"/>
    </style:style>
    <style:style style:name="P10" style:parent-style-name="Normal" style:family="paragraph">
      <style:text-properties style:font-name="Times New Roman" style:font-name-complex="Times New Roman" fo:font-size="12pt" style:font-size-asian="12pt" style:font-size-complex="12pt"/>
    </style:style>
    <style:style style:name="P11" style:parent-style-name="Normal" style:family="paragraph">
      <style:text-properties style:font-name="Times New Roman" style:font-name-complex="Times New Roman" fo:font-size="12pt" style:font-size-asian="12pt" style:font-size-complex="12pt"/>
    </style:style>
    <style:style style:name="P12" style:parent-style-name="Normal" style:family="paragraph">
      <style:text-properties style:font-name="Times New Roman" style:font-name-complex="Times New Roman" fo:font-weight="bold" style:font-weight-asian="bold" fo:font-size="12pt" style:font-size-asian="12pt" style:font-size-complex="12pt"/>
    </style:style>
    <style:style style:name="P13" style:parent-style-name="Normal" style:family="paragraph">
      <style:text-properties style:font-name="Times New Roman" style:font-name-complex="Times New Roman" fo:font-size="12pt" style:font-size-asian="12pt" style:font-size-complex="12pt"/>
    </style:style>
    <style:style style:name="P14" style:parent-style-name="Normal" style:family="paragraph">
      <style:text-properties style:font-name="Times New Roman" style:font-name-complex="Times New Roman" fo:font-size="12pt" style:font-size-asian="12pt" style:font-size-complex="12pt"/>
    </style:style>
    <style:style style:name="P15" style:parent-style-name="Normal" style:family="paragraph">
      <style:text-properties style:font-name="Times New Roman" style:font-name-complex="Times New Roman" fo:font-size="12pt" style:font-size-asian="12pt" style:font-size-complex="12pt"/>
    </style:style>
    <style:style style:name="P16" style:parent-style-name="Normal" style:family="paragraph">
      <style:text-properties style:font-name="Times New Roman" style:font-name-complex="Times New Roman" fo:font-size="12pt" style:font-size-asian="12pt" style:font-size-complex="12pt"/>
    </style:style>
    <style:style style:name="P17" style:parent-style-name="Normal" style:family="paragraph">
      <style:text-properties style:font-name="Times New Roman" style:font-name-complex="Times New Roman" fo:font-weight="bold" style:font-weight-asian="bold" fo:font-size="12pt" style:font-size-asian="12pt" style:font-size-complex="12pt"/>
    </style:style>
    <style:style style:name="P18" style:parent-style-name="Normal" style:family="paragraph">
      <style:text-properties style:font-name="Times New Roman" style:font-name-complex="Times New Roman" fo:font-size="12pt" style:font-size-asian="12pt" style:font-size-complex="12pt"/>
    </style:style>
    <style:style style:name="P19" style:parent-style-name="Normal" style:family="paragraph">
      <style:text-properties style:font-name="Times New Roman" style:font-name-complex="Times New Roman" fo:font-size="12pt" style:font-size-asian="12pt" style:font-size-complex="12pt"/>
    </style:style>
    <style:style style:name="P20" style:parent-style-name="Normal" style:family="paragraph">
      <style:text-properties style:font-name="Times New Roman" style:font-name-complex="Times New Roman" fo:font-size="12pt" style:font-size-asian="12pt" style:font-size-complex="12pt"/>
    </style:style>
    <style:style style:name="P21" style:parent-style-name="Normal" style:family="paragraph">
      <style:text-properties style:font-name="Times New Roman" style:font-name-complex="Times New Roman" fo:font-size="12pt" style:font-size-asian="12pt" style:font-size-complex="12pt"/>
    </style:style>
    <style:style style:name="P22" style:parent-style-name="Normal" style:family="paragraph">
      <style:text-properties style:font-name="Times New Roman" style:font-name-complex="Times New Roman" fo:font-weight="bold" style:font-weight-asian="bold" fo:font-size="12pt" style:font-size-asian="12pt" style:font-size-complex="12pt"/>
    </style:style>
    <style:style style:name="P23" style:parent-style-name="Normal" style:family="paragraph">
      <style:text-properties style:font-name="Times New Roman" style:font-name-complex="Times New Roman" fo:font-size="12pt" style:font-size-asian="12pt" style:font-size-complex="12pt"/>
    </style:style>
    <style:style style:name="P24" style:parent-style-name="Normal" style:family="paragraph">
      <style:text-properties style:font-name="Times New Roman" style:font-name-complex="Times New Roman" fo:font-size="12pt" style:font-size-asian="12pt" style:font-size-complex="12pt"/>
    </style:style>
    <style:style style:name="P25" style:parent-style-name="Normal" style:family="paragraph">
      <style:text-properties style:font-name="Times New Roman" style:font-name-complex="Times New Roman" fo:font-size="12pt" style:font-size-asian="12pt" style:font-size-complex="12pt"/>
    </style:style>
    <style:style style:name="P26" style:parent-style-name="Normal" style:family="paragraph">
      <style:text-properties style:font-name="Times New Roman" style:font-name-complex="Times New Roman" fo:font-size="12pt" style:font-size-asian="12pt" style:font-size-complex="12pt"/>
    </style:style>
    <style:style style:name="P27" style:parent-style-name="Normal" style:family="paragraph">
      <style:text-properties style:font-name="Times New Roman" style:font-name-complex="Times New Roman" fo:font-weight="bold" style:font-weight-asian="bold" fo:font-size="12pt" style:font-size-asian="12pt" style:font-size-complex="12pt"/>
    </style:style>
    <style:style style:name="P28" style:parent-style-name="Normal" style:family="paragraph">
      <style:text-properties style:font-name="Times New Roman" style:font-name-complex="Times New Roman" fo:font-size="12pt" style:font-size-asian="12pt" style:font-size-complex="12pt"/>
    </style:style>
    <style:style style:name="P29" style:parent-style-name="Normal" style:family="paragraph">
      <style:text-properties style:font-name="Times New Roman" style:font-name-complex="Times New Roman" fo:font-size="12pt" style:font-size-asian="12pt" style:font-size-complex="12pt"/>
    </style:style>
    <style:style style:name="P30" style:parent-style-name="Normal" style:family="paragraph">
      <style:text-properties style:font-name="Times New Roman" style:font-name-complex="Times New Roman" fo:font-size="12pt" style:font-size-asian="12pt" style:font-size-complex="12pt"/>
    </style:style>
    <style:style style:name="P31" style:parent-style-name="Normal" style:family="paragraph">
      <style:text-properties style:font-name="Times New Roman" style:font-name-complex="Times New Roman" fo:font-size="12pt" style:font-size-asian="12pt" style:font-size-complex="12pt"/>
    </style:style>
    <style:style style:name="P32" style:parent-style-name="Normal" style:family="paragraph">
      <style:text-properties style:font-name="Times New Roman" style:font-name-complex="Times New Roman" fo:font-weight="bold" style:font-weight-asian="bold" fo:font-size="12pt" style:font-size-asian="12pt" style:font-size-complex="12pt"/>
    </style:style>
    <style:style style:name="P33" style:parent-style-name="Normal" style:family="paragraph">
      <style:text-properties style:font-name="Times New Roman" style:font-name-complex="Times New Roman" fo:font-size="12pt" style:font-size-asian="12pt" style:font-size-complex="12pt"/>
    </style:style>
    <style:style style:name="P34" style:parent-style-name="Normal" style:family="paragraph">
      <style:text-properties style:font-name="Times New Roman" style:font-name-complex="Times New Roman" fo:font-size="12pt" style:font-size-asian="12pt" style:font-size-complex="12pt"/>
    </style:style>
    <style:style style:name="P35" style:parent-style-name="Normal" style:family="paragraph">
      <style:text-properties style:font-name="Times New Roman" style:font-name-complex="Times New Roman" fo:font-size="12pt" style:font-size-asian="12pt" style:font-size-complex="12pt"/>
    </style:style>
    <style:style style:name="P36" style:parent-style-name="Normal" style:family="paragraph">
      <style:text-properties style:font-name="Times New Roman" style:font-name-complex="Times New Roman" fo:font-size="12pt" style:font-size-asian="12pt" style:font-size-complex="12pt"/>
    </style:style>
    <style:style style:name="P37" style:parent-style-name="Normal" style:family="paragraph">
      <style:text-properties style:font-name="Times New Roman" style:font-name-complex="Times New Roman" fo:font-weight="bold" style:font-weight-asian="bold" fo:font-size="12pt" style:font-size-asian="12pt" style:font-size-complex="12pt"/>
    </style:style>
    <style:style style:name="P38" style:parent-style-name="Normal" style:family="paragraph">
      <style:text-properties style:font-name="Times New Roman" style:font-name-complex="Times New Roman" fo:font-size="12pt" style:font-size-asian="12pt" style:font-size-complex="12pt"/>
    </style:style>
    <style:style style:name="P39" style:parent-style-name="Normal" style:family="paragraph">
      <style:text-properties style:font-name="Times New Roman" style:font-name-complex="Times New Roman" fo:font-size="12pt" style:font-size-asian="12pt" style:font-size-complex="12pt"/>
    </style:style>
    <style:style style:name="P40" style:parent-style-name="Normal" style:family="paragraph">
      <style:text-properties style:font-name="Times New Roman" style:font-name-complex="Times New Roman" fo:font-size="12pt" style:font-size-asian="12pt" style:font-size-complex="12pt"/>
    </style:style>
    <style:style style:name="P41" style:parent-style-name="Normal" style:family="paragraph">
      <style:text-properties style:font-name="Times New Roman" style:font-name-complex="Times New Roman" fo:font-size="12pt" style:font-size-asian="12pt" style:font-size-complex="12pt"/>
    </style:style>
    <style:style style:name="P42" style:parent-style-name="Normal" style:family="paragraph">
      <style:text-properties style:font-name="Times New Roman" style:font-name-complex="Times New Roman" fo:font-weight="bold" style:font-weight-asian="bold" fo:font-size="12pt" style:font-size-asian="12pt" style:font-size-complex="12pt"/>
    </style:style>
    <style:style style:name="P43" style:parent-style-name="Normal" style:family="paragraph">
      <style:text-properties style:font-name="Times New Roman" style:font-name-complex="Times New Roman" fo:font-size="12pt" style:font-size-asian="12pt" style:font-size-complex="12pt"/>
    </style:style>
    <style:style style:name="P44" style:parent-style-name="Normal" style:family="paragraph">
      <style:text-properties style:font-name="Times New Roman" style:font-name-complex="Times New Roman" fo:font-size="12pt" style:font-size-asian="12pt" style:font-size-complex="12pt"/>
    </style:style>
    <style:style style:name="P45" style:parent-style-name="Normal" style:family="paragraph">
      <style:text-properties style:font-name="Times New Roman" style:font-name-complex="Times New Roman" fo:font-size="12pt" style:font-size-asian="12pt" style:font-size-complex="12pt"/>
    </style:style>
    <style:style style:name="T46" style:parent-style-name="Fonteparág.padrão" style:family="text">
      <style:text-properties style:font-name="Helvetica" style:font-name-complex="Helvetica" fo:color="#000000" fo:font-size="10pt" style:font-size-asian="10pt" style:font-size-complex="10pt"/>
    </style:style>
    <style:style style:name="P47" style:parent-style-name="Normal" style:family="paragraph">
      <style:text-properties style:font-name="Times New Roman" style:font-name-complex="Times New Roman" fo:font-weight="bold" style:font-weight-asian="bold" fo:font-size="12pt" style:font-size-asian="12pt" style:font-size-complex="12pt"/>
    </style:style>
    <style:style style:name="P48" style:parent-style-name="Normal" style:family="paragraph">
      <style:text-properties style:font-name="Times New Roman" style:font-name-complex="Times New Roman" fo:font-size="12pt" style:font-size-asian="12pt" style:font-size-complex="12pt"/>
    </style:style>
    <style:style style:name="P49" style:parent-style-name="Normal" style:family="paragraph">
      <style:text-properties style:font-name="Times New Roman" style:font-name-complex="Times New Roman" fo:font-size="12pt" style:font-size-asian="12pt" style:font-size-complex="12pt"/>
    </style:style>
    <style:style style:name="P50" style:parent-style-name="Normal" style:family="paragraph">
      <style:text-properties style:font-name="Times New Roman" style:font-name-complex="Times New Roman" fo:font-size="12pt" style:font-size-asian="12pt" style:font-size-complex="12pt"/>
    </style:style>
    <style:style style:name="P51" style:parent-style-name="Normal" style:family="paragraph">
      <style:text-properties style:font-name="Times New Roman" style:font-name-complex="Times New Roman" fo:font-size="12pt" style:font-size-asian="12pt" style:font-size-complex="12pt"/>
    </style:style>
    <style:style style:name="P52" style:parent-style-name="Normal" style:family="paragraph">
      <style:text-properties style:font-name="Times New Roman" style:font-name-complex="Times New Roman" fo:font-weight="bold" style:font-weight-asian="bold" fo:font-size="12pt" style:font-size-asian="12pt" style:font-size-complex="12pt"/>
    </style:style>
    <style:style style:name="P53" style:parent-style-name="Normal" style:family="paragraph">
      <style:text-properties style:font-name="Times New Roman" style:font-name-complex="Times New Roman" fo:font-size="12pt" style:font-size-asian="12pt" style:font-size-complex="12pt"/>
    </style:style>
    <style:style style:name="P54" style:parent-style-name="Normal" style:family="paragraph">
      <style:text-properties style:font-name="Times New Roman" style:font-name-complex="Times New Roman" fo:font-size="12pt" style:font-size-asian="12pt" style:font-size-complex="12pt"/>
    </style:style>
    <style:style style:name="P55" style:parent-style-name="Normal" style:family="paragraph">
      <style:text-properties style:font-name="Times New Roman" style:font-name-complex="Times New Roman" fo:font-size="12pt" style:font-size-asian="12pt" style:font-size-complex="12pt"/>
    </style:style>
    <style:style style:name="P56" style:parent-style-name="Normal" style:family="paragraph">
      <style:text-properties style:font-name="Times New Roman" style:font-name-complex="Times New Roman" fo:font-size="12pt" style:font-size-asian="12pt" style:font-size-complex="12pt"/>
    </style:style>
    <style:style style:name="P57" style:parent-style-name="Normal" style:family="paragraph">
      <style:text-properties style:font-name="Times New Roman" style:font-name-complex="Times New Roman" fo:font-size="12pt" style:font-size-asian="12pt" style:font-size-complex="12pt"/>
    </style:style>
    <style:style style:name="P58" style:parent-style-name="Normal" style:family="paragraph">
      <style:text-properties style:font-name="Times New Roman" style:font-name-complex="Times New Roman" fo:font-weight="bold" style:font-weight-asian="bold" fo:font-size="12pt" style:font-size-asian="12pt" style:font-size-complex="12pt"/>
    </style:style>
    <style:style style:name="P59" style:parent-style-name="Normal" style:family="paragraph">
      <style:text-properties style:font-name="Times New Roman" style:font-name-complex="Times New Roman" fo:font-size="12pt" style:font-size-asian="12pt" style:font-size-complex="12pt"/>
    </style:style>
    <style:style style:name="P60" style:parent-style-name="Normal" style:family="paragraph">
      <style:text-properties style:font-name="Times New Roman" style:font-name-complex="Times New Roman" fo:font-size="12pt" style:font-size-asian="12pt" style:font-size-complex="12pt"/>
    </style:style>
    <style:style style:name="P61" style:parent-style-name="Normal" style:family="paragraph">
      <style:text-properties style:font-name="Times New Roman" style:font-name-complex="Times New Roman" fo:font-size="12pt" style:font-size-asian="12pt" style:font-size-complex="12pt"/>
    </style:style>
    <style:style style:name="P62" style:parent-style-name="Normal" style:family="paragraph">
      <style:text-properties style:font-name="Times New Roman" style:font-name-complex="Times New Roman" fo:font-size="12pt" style:font-size-asian="12pt" style:font-size-complex="12pt"/>
    </style:style>
    <style:style style:name="P63" style:parent-style-name="Normal" style:family="paragraph">
      <style:text-properties style:font-name="Times New Roman" style:font-name-complex="Times New Roman" fo:font-weight="bold" style:font-weight-asian="bold" fo:font-size="12pt" style:font-size-asian="12pt" style:font-size-complex="12pt"/>
    </style:style>
    <style:style style:name="P64" style:parent-style-name="Normal" style:family="paragraph">
      <style:text-properties style:font-name="Times New Roman" style:font-name-complex="Times New Roman" fo:font-size="12pt" style:font-size-asian="12pt" style:font-size-complex="12pt"/>
    </style:style>
    <style:style style:name="P65" style:parent-style-name="Normal" style:family="paragraph">
      <style:text-properties style:font-name="Times New Roman" style:font-name-complex="Times New Roman" fo:font-size="12pt" style:font-size-asian="12pt" style:font-size-complex="12pt"/>
    </style:style>
    <style:style style:name="P66" style:parent-style-name="Normal" style:family="paragraph">
      <style:text-properties style:font-name="Times New Roman" style:font-name-complex="Times New Roman" fo:font-size="12pt" style:font-size-asian="12pt" style:font-size-complex="12pt"/>
    </style:style>
    <style:style style:name="P67" style:parent-style-name="Normal" style:family="paragraph">
      <style:text-properties style:font-name="Times New Roman" style:font-name-complex="Times New Roman" fo:font-size="12pt" style:font-size-asian="12pt" style:font-size-complex="12pt"/>
    </style:style>
    <style:style style:name="P68" style:parent-style-name="Normal" style:family="paragraph">
      <style:text-properties style:font-name="Times New Roman" style:font-name-complex="Times New Roman" fo:font-weight="bold" style:font-weight-asian="bold" fo:font-size="12pt" style:font-size-asian="12pt" style:font-size-complex="12pt"/>
    </style:style>
    <style:style style:name="P69" style:parent-style-name="Normal" style:family="paragraph">
      <style:text-properties style:font-name="Times New Roman" style:font-name-complex="Times New Roman" fo:font-size="12pt" style:font-size-asian="12pt" style:font-size-complex="12pt"/>
    </style:style>
    <style:style style:name="P70" style:parent-style-name="Normal" style:family="paragraph">
      <style:text-properties style:font-name="Times New Roman" style:font-name-complex="Times New Roman" fo:font-size="12pt" style:font-size-asian="12pt" style:font-size-complex="12pt"/>
    </style:style>
    <style:style style:name="P71" style:parent-style-name="Normal" style:family="paragraph">
      <style:text-properties style:font-name="Times New Roman" style:font-name-complex="Times New Roman" fo:font-size="12pt" style:font-size-asian="12pt" style:font-size-complex="12pt"/>
    </style:style>
    <style:style style:name="P72" style:parent-style-name="Normal" style:family="paragraph">
      <style:text-properties style:font-name="Times New Roman" style:font-name-complex="Times New Roman" fo:font-size="12pt" style:font-size-asian="12pt" style:font-size-complex="12pt"/>
    </style:style>
    <style:style style:name="P73" style:parent-style-name="Normal" style:family="paragraph">
      <style:text-properties style:font-name="Times New Roman" style:font-name-complex="Times New Roman" fo:font-weight="bold" style:font-weight-asian="bold" fo:font-size="12pt" style:font-size-asian="12pt" style:font-size-complex="12pt"/>
    </style:style>
    <style:style style:name="P74" style:parent-style-name="Normal" style:family="paragraph">
      <style:text-properties style:font-name="Times New Roman" style:font-name-complex="Times New Roman" fo:font-size="12pt" style:font-size-asian="12pt" style:font-size-complex="12pt"/>
    </style:style>
    <style:style style:name="P75" style:parent-style-name="Normal" style:family="paragraph">
      <style:text-properties style:font-name="Times New Roman" style:font-name-complex="Times New Roman" fo:font-size="12pt" style:font-size-asian="12pt" style:font-size-complex="12pt"/>
    </style:style>
    <style:style style:name="P76" style:parent-style-name="Normal" style:family="paragraph">
      <style:text-properties style:font-name="Times New Roman" style:font-name-complex="Times New Roman" fo:font-size="12pt" style:font-size-asian="12pt" style:font-size-complex="12pt"/>
    </style:style>
    <style:style style:name="P77" style:parent-style-name="Normal" style:family="paragraph">
      <style:text-properties style:font-name="Times New Roman" style:font-name-complex="Times New Roman" fo:font-size="12pt" style:font-size-asian="12pt" style:font-size-complex="12pt"/>
    </style:style>
    <style:style style:name="P78" style:parent-style-name="Normal" style:family="paragraph">
      <style:text-properties style:font-name="Times New Roman" style:font-name-complex="Times New Roman" fo:font-weight="bold" style:font-weight-asian="bold" fo:font-size="12pt" style:font-size-asian="12pt" style:font-size-complex="12pt"/>
    </style:style>
    <style:style style:name="P79" style:parent-style-name="Normal" style:family="paragraph">
      <style:text-properties style:font-name="Times New Roman" style:font-name-complex="Times New Roman" fo:font-size="12pt" style:font-size-asian="12pt" style:font-size-complex="12pt"/>
    </style:style>
    <style:style style:name="P80" style:parent-style-name="Normal" style:family="paragraph">
      <style:text-properties style:font-name="Times New Roman" style:font-name-complex="Times New Roman" fo:font-size="12pt" style:font-size-asian="12pt" style:font-size-complex="12pt"/>
    </style:style>
    <style:style style:name="P81" style:parent-style-name="Normal" style:family="paragraph">
      <style:text-properties style:font-name="Times New Roman" style:font-name-complex="Times New Roman" fo:font-size="12pt" style:font-size-asian="12pt" style:font-size-complex="12pt"/>
    </style:style>
    <style:style style:name="P82" style:parent-style-name="Normal" style:family="paragraph">
      <style:text-properties style:font-name="Times New Roman" style:font-name-complex="Times New Roman" fo:font-size="12pt" style:font-size-asian="12pt" style:font-size-complex="12pt"/>
    </style:style>
    <style:style style:name="P83" style:parent-style-name="Normal" style:family="paragraph">
      <style:text-properties style:font-name="Times New Roman" style:font-name-complex="Times New Roman" fo:font-weight="bold" style:font-weight-asian="bold" fo:font-size="12pt" style:font-size-asian="12pt" style:font-size-complex="12pt"/>
    </style:style>
    <style:style style:name="P84" style:parent-style-name="Normal" style:family="paragraph">
      <style:text-properties style:font-name="Times New Roman" style:font-name-complex="Times New Roman" fo:font-size="12pt" style:font-size-asian="12pt" style:font-size-complex="12pt"/>
    </style:style>
    <style:style style:name="P85" style:parent-style-name="Normal" style:family="paragraph">
      <style:text-properties style:font-name="Times New Roman" style:font-name-complex="Times New Roman" fo:font-size="12pt" style:font-size-asian="12pt" style:font-size-complex="12pt"/>
    </style:style>
    <style:style style:name="P86" style:parent-style-name="Normal" style:family="paragraph">
      <style:text-properties style:font-name="Times New Roman" style:font-name-complex="Times New Roman" fo:font-size="12pt" style:font-size-asian="12pt" style:font-size-complex="12pt"/>
    </style:style>
    <style:style style:name="P87" style:parent-style-name="Normal" style:family="paragraph">
      <style:text-properties style:font-name="Times New Roman" style:font-name-complex="Times New Roman" fo:font-weight="bold" style:font-weight-asian="bold" fo:font-size="12pt" style:font-size-asian="12pt" style:font-size-complex="12pt"/>
    </style:style>
    <style:style style:name="P88" style:parent-style-name="Normal" style:family="paragraph">
      <style:text-properties style:font-name="Times New Roman" style:font-name-complex="Times New Roman" fo:font-size="12pt" style:font-size-asian="12pt" style:font-size-complex="12pt"/>
    </style:style>
    <style:style style:name="P89" style:parent-style-name="Normal" style:family="paragraph">
      <style:text-properties style:font-name="Times New Roman" style:font-name-complex="Times New Roman" fo:font-size="12pt" style:font-size-asian="12pt" style:font-size-complex="12pt"/>
    </style:style>
    <style:style style:name="P90" style:parent-style-name="Normal" style:family="paragraph">
      <style:text-properties style:font-name="Times New Roman" style:font-name-complex="Times New Roman" fo:font-size="12pt" style:font-size-asian="12pt" style:font-size-complex="12pt"/>
    </style:style>
    <style:style style:name="P91" style:parent-style-name="Normal" style:family="paragraph">
      <style:text-properties style:font-name="Times New Roman" style:font-name-complex="Times New Roman" fo:font-size="12pt" style:font-size-asian="12pt" style:font-size-complex="12pt"/>
    </style:style>
    <style:style style:name="P92" style:parent-style-name="Normal" style:family="paragraph">
      <style:text-properties style:font-name="Times New Roman" style:font-name-complex="Times New Roman" fo:font-size="12pt" style:font-size-asian="12pt" style:font-size-complex="12pt"/>
    </style:style>
    <style:style style:name="P93" style:parent-style-name="Normal" style:family="paragraph">
      <style:text-properties style:font-name="Times New Roman" style:font-name-complex="Times New Roman" fo:font-size="12pt" style:font-size-asian="12pt" style:font-size-complex="12pt"/>
    </style:style>
  </office:automatic-styles>
  <office:body>
    <office:text text:use-soft-page-breaks="true">
      <text:p text:style-name="P1">1 - Modelagem Multidimensional / BI Livre</text:p>
      <text:p text:style-name="P2">Arquitetura de Modelagem Multidimensional (DW). Conhecer e utilizar ferramentas de business intelligence open source para construção de ETL e Dashboard</text:p>
      <text:p text:style-name="P3">Nome do Profissional:<text:s/>Diógenes Pires</text:p>
      <text:p text:style-name="P4">Tempo:<text:s/>1:30</text:p>
      <text:p text:style-name="P5">Mestrado em Ciência da Computação, UFBA, em curso, pós-graduado especialista em Banco de dados com ênfase em alta disponibilidade pela UNIFACS em 2012, pós-graduado especialista em Governança de TI pelo SENAC em 2011. Curso de Metodologia do Ensino Superior pela UNIFACS. Bacharel em Sistemas de Informação pela Faculdade Hélio Rocha em 2010. Nível médio técnico em processamento de dados, formado pela Escola de Engenharia Eletro-Mecânica da Bahia em 1999. Atuação em Desenvolvimento de sistemas desde 1996, Análise de sistemas desde 2005 e Análise de Requisitos desde 2010, Analista de Business Intelligence desde 2013. Consultor Funcional de Business Intelligence atuando com as ferramentas IBM Cognos IBM Watson Analytics, Qlikview, Tableau, Microsoft SSIS e Oracle ODI.</text:p>
      <text:p text:style-name="P6"/>
      <text:p text:style-name="P7">2 – Governança de TI com agilidade</text:p>
      <text:p text:style-name="P8">Nome do Profissional: Arivaldo Moreira Ferreira</text:p>
      <text:p text:style-name="P9">Tempo: 1:30</text:p>
      <text:p text:style-name="P10">Despertar da gestão e planejamento de carreira para profissionais atuantes em Tecnologia da Informação a a partir dos principais frameworks da Governança de TI.</text:p>
      <text:p text:style-name="P11">Mestre em Modelagem Computacional, com especialização em Gestão de Projetos e Redes de Computadores, formado em Análise de Sistemas com atuação em Consultoria de TI e Docência nas áreas de Gestão de Projetos, Processos, Governança de TI, IHC, dentre outros.</text:p>
      <text:p text:style-name="P12">3 – WordPress - Construindo de Blogs e Portais</text:p>
      <text:p text:style-name="P13">Nome do Profissional: Aristóteles Esteves Marçal da Silva</text:p>
      <text:p text:style-name="P14">3 horas</text:p>
      <text:p text:style-name="P15">Instalação e configuração de sites com o uso da ferramenta WordPress. WordPress é um aplicativo de sistema de gerenciamento de conteúdo para web, escrito em PHP com banco de dados MySQL.</text:p>
      <text:p text:style-name="P16">Possui graduação em Ciência da Computação pela Faculdade Ruy Barbosa (2007). Pós-Graduado em Engenharia e Processos de Software pela Faculdade Ruy Barbosa (2009). Certificado em ITIL® version 3 Foundation (2011) e ISO 2000 Foundation (2011). Tem experiência em projeto de Desenvolvimento de Software nas seguintes áreas: programação OO; banco de dados; ferramentas de relatórios; HTML, AJAX, Java Script etc; levantamento de requisitos; modelagem de sistema e banco; gerenciamento de projeto; ITIL e ISO 20000. Atualmente trabalho nos Correios e professor da Faculdade Dom Pedro II.</text:p>
      <text:soft-page-break/>
      <text:p text:style-name="P17">4 – TI POR ELAS</text:p>
      <text:p text:style-name="P18">Nome do Profissional: Lidiane Oliveira de Paula</text:p>
      <text:p text:style-name="P19">Tempo:<text:s/>3:00</text:p>
      <text:p text:style-name="P20">Trazer uma cronologia das mulheres que fizeram e ainda fazem parte desse mundo tecnológico. Abordando os desafios da mulher no ambiente de trabalho. Mostrar pouco da realidade do mercado de trabalho na área de TI para a mulher, fazendo com a participação de convidadas um bate-papo livre e descontraído.</text:p>
      <text:p text:style-name="P21"/>
      <text:p text:style-name="P22">5 – Introdução a angularJs</text:p>
      <text:p text:style-name="P23">Nome do Profissional: Pedro Kislansky</text:p>
      <text:p text:style-name="P24">Tempo:<text:s/>3:00</text:p>
      <text:p text:style-name="P25">AngularJS É um framework MVC(Model-View-Controller) JavaScript mantido pelo Google, que tem como objetivo simplificar o desenvolvimento de aplicações WEB. (Front-end)</text:p>
      <text:p text:style-name="P26">Graduado e pós graduado em ciências da computação. Professor da faculdade Dom Pedro II desde 2010, leciona inteligência artificial, compiladores, programação orientada a objetos, desenvolvimento WEB e padrões de projeto (GoF). Nos últimos 20 anos atuou como programador, analista de sistemas, gerente de configurações e analista de requisitos. Hoje é mestrando em ciências da computação na UFBA concentrando sua pesquisa em qualidade de código e dívida técnica.</text:p>
      <text:p text:style-name="P27">6 – Palestra sobre Redes Ópticas Passivas de Longo Alcance (LR-PON)</text:p>
      <text:p text:style-name="P28">Nome do Profissional: Tatiana Coelho</text:p>
      <text:p text:style-name="P29">Tempo: 1:30</text:p>
      <text:p text:style-name="P30">Abordagens de Redes Ópticas Passivas de Longo Alcance - Contextualização e conceitos ópticos. Empresas e Órgãos de pesquisa no Brasil e no mundo. Como elaborar um projeto de LR-PON. Métricas para o desenvolvimento do software. Análise de Resultados. Estudo de casos. Artigos científicos.</text:p>
      <text:p text:style-name="P31">Profissional - Bacharel em Engenharia de Computação, Especialista em Telecomunicações, Instrutora CISCO e Gerência de Projetos em Telecom. Acadêmico - Professora de Graduação e Especialização na área de TI, atuação em projetos de pesquisa de Física e Engenharia pelo SENAI-Ba e UFBA.</text:p>
      <text:p text:style-name="P32">7 – Endian Firewall</text:p>
      <text:p text:style-name="P33">Nome do Profissional: Cristiano Rodrigues</text:p>
      <text:p text:style-name="P34">Tempo: 1:30</text:p>
      <text:p text:style-name="P35">Instalação e Configuração do Endian Firewall</text:p>
      <text:p text:style-name="P36">Profissional - Bacharel em<text:s/>Sistema de Informação, trabalha na área há 08 anos.</text:p>
      <text:soft-page-break/>
      <text:p text:style-name="P37">8 – Introdução ao Bootstrap</text:p>
      <text:p text:style-name="P38">Nome do Profissional:<text:s/>Cassiano Vellames</text:p>
      <text:p text:style-name="P39">Tempo:<text:s/>3:00</text:p>
      <text:p text:style-name="P40">Mini-curso com o intuito de introduzir os discentes ao framework Bootstrap explicando o seu funcionamento e mostrando seus componentes básicos.</text:p>
      <text:p text:style-name="P41">Analista Desenvolvedor na TOPOS Informática. Conhecimento em HTML/CSS/JS/jQuery/Bootstrap/PHP/CakePHP/Java/Delphi/C/Cordova/Android e outros. Trabalhando na área ha quase 5 anos.</text:p>
      <text:p text:style-name="P42">9 – Curso de Linux</text:p>
      <text:p text:style-name="P43">Nome do Profissional:<text:s/>Marcos Rogério Queiroz de Oliveira</text:p>
      <text:p text:style-name="P44">Tempo:<text:s/>3:00</text:p>
      <text:p text:style-name="P45">Ensinar Principios e instalação do Linux (Débian) e seus pacotes principais</text:p>
      <text:p text:style-name="Normal"><text:span text:style-name="T46">Graduando em Sistemas de Informação</text:span></text:p>
      <text:p text:style-name="P47">10 – Mini-curso sobre Asterisk</text:p>
      <text:p text:style-name="P48">Nome do Profissional:<text:s/>Thiago Reis de Souza</text:p>
      <text:p text:style-name="P49">Tempo:<text:s/>2:00</text:p>
      <text:p text:style-name="P50">Apresentação da solução de voz sobre IP (voIP) baseado em software livre, laboratório com configurações básicas do Asterisk</text:p>
      <text:p text:style-name="P51">Profissional com 14 anos de experiência em infraestrutura de datacenter, virtualização, computação em nuvem, armazenamento de dados e voz sobre IP (voIP). É diretor de negócios da L3Networks e deste 2009.2 é professor da Faculdade Dom Pedro II e Fundação Visconde de Cairu.</text:p>
      <text:p text:style-name="P52">11 – Monitoramento Zabbix</text:p>
      <text:p text:style-name="P53">Nome do Profissional:<text:s/>Inaldo Nascimento</text:p>
      <text:p text:style-name="P54">Tempo:<text:s/>4:00</text:p>
      <text:p text:style-name="P55">Minicurso introdutório de monitoramento de ativos de rede com a ferramenta Open Source "Zabbix - Enterprise-classs Monitoring Network Solution"</text:p>
      <text:p text:style-name="P56">Especialização em administração com MBA Internacional em Gestão de Negócios de TI pela Centro Universitário Jorge Amado, Unijorge (2011), graduado em Sistemas de Informação pela Faculdade Ruy Barbosa (2010); É sócio e diretor-técnico da Tux Serviços Ltda; Professor da Faculdade Dom Pedro II; Coordenador de TI do Conselho Regional de Engenharia e Agronomia - CREA-BA. Tem experiência na área de Ciência da Computação, com ênfase em Sistemas de Informação, é especialista em Software Livre certificado pelo Instituto LPI Linux Professional Institute Level 2 e é Instrutor Certificado GNU/Linux pela Mandriva Linux.</text:p>
      <text:p text:style-name="P57"/>
      <text:soft-page-break/>
      <text:p text:style-name="P58">12 – O uso do Pentaho para apoiar no processo de gestão de nível de serviço</text:p>
      <text:p text:style-name="P59">Nome do Profissional:<text:s/>Hermes Pinheiro Neto</text:p>
      <text:p text:style-name="P60">Tempo:<text:s/>2:30</text:p>
      <text:p text:style-name="P61">Apresentação de um estudo de caso onde foi utilizada a ferramenta livre de BI Pentaho para apoiar o processo de gestão de nível de serviço</text:p>
      <text:p text:style-name="P62">Possui graduação em Bacharelado em Ciência da Computação pela Faculdade Ruy Barbosa e Especialização em Gerenciamento de Projetos pela Faculdade Jorge Amado. Tem experiência em Gerenciamento de Projetos e Engenharia de Software e atualmente lidera o núcleo de gestão de serviços de TI na PRODEB.</text:p>
      <text:p text:style-name="P63">13 – Áudio no Linux</text:p>
      <text:p text:style-name="P64">Nome do Profissional:<text:s/>Alexandre Rebouças</text:p>
      <text:p text:style-name="P65">Tempo:<text:s/>4:00</text:p>
      <text:p text:style-name="P66">O mini-curso visa apresentar os softwares disponíveis na plataforma Linux para a produção de áudio. Dar-se-a ênfase no LMMS (Linux MultiMedia Studio) cuja interface, ferramentas e ações, são apresentadas de forma intuitiva e simplificada para a criação de trilhas sonoras.</text:p>
      <text:p text:style-name="P67">Formado em Música (Licenciatura e Bacharelado), Mestre em Educação e Doutorando em difusão do conhecimento pela UFBA, trabalha e atua no ensino, pesquisa e criação de dispositivos, virtuais e concretos, os quais promovem a criação de novas possibilidades sonoras de forma criativa e inventiva.</text:p>
      <text:p text:style-name="P68">14 – Plataforma de Desenvolvimento Microsoft OPEN SOURCE</text:p>
      <text:p text:style-name="P69">Nome do Profissional:<text:s/>Alex Kondera</text:p>
      <text:p text:style-name="P70">Tempo:<text:s/>1:00</text:p>
      <text:p text:style-name="P71">Explorar todo poder e as novas ferramentas OPEN SOURCE da mais nova e poderosa plataforma de desenvolvimento do Mercado</text:p>
      <text:p text:style-name="P72">Alex Santos (Kondera) Engenheiro da Computação desde 2010, Microsoft MVP - Visual Studio and Development Technologies . Com 10 anos de experiência na área de desenvolvimento web, e desde 2003 atua nos programas e comunidades da Microsoft. Fez parte do primeiro time de Estudantes Embaixadores da Microsoft em 2005 passando também pelo programa MSP (Microsoft Student Partners) como Lead e Mentor atuando em comunidades MSDN. Coordena a maior rede social de desenvolvedore de software do Brasil a DevBrasil (www.devbrasil.net). Titulado como MID (Most Inlfuential Developer) e Palestrante.</text:p>
      <text:p text:style-name="P73">15 – Introdução à Programação</text:p>
      <text:p text:style-name="P74">Nome do Profissional:<text:s/>Eliseu do Rosário Pires</text:p>
      <text:p text:style-name="P75">Tempo: 1:00</text:p>
      <text:soft-page-break/>
      <text:p text:style-name="P76">Uma abordagem sobre raciocínio lógico necessário para programar, independente da linguagem.</text:p>
      <text:p text:style-name="P77"/>
      <text:p text:style-name="P78">16 – ASP.NET Core 1.0</text:p>
      <text:p text:style-name="P79">Nome do Profissional:<text:s/>Achilles Froes</text:p>
      <text:p text:style-name="P80">Tempo:<text:s/>0:40</text:p>
      <text:p text:style-name="P81">ASP.NET Core é um novo .NET framework open-source e multi-plataforma para a construção de modernas aplicações web baseadas em nuvem no Windows, Mac ou Linux.</text:p>
      <text:p text:style-name="P82">Apaixonado por desenvolvimento de software, desenvolve software para web desde 2003. MCT e MCSD: Web Applications. Professor e palestrante e engenheiro de software. Tem como objetivo tornar o seu caminho rumo ao desenvolvimento profissional de software para web mais fácil e agradável. :D</text:p>
      <text:p text:style-name="P83">17 –<text:s/>Palestra</text:p>
      <text:p text:style-name="P84">Nome do Profissional:<text:s/>Ronaldo Moreira</text:p>
      <text:p text:style-name="P85">Tempo:<text:s/>2:00</text:p>
      <text:p text:style-name="P86">As novas tecnologias no mercado de trabalho</text:p>
      <text:p text:style-name="P87">18 –<text:s/>Programação Web utilizando Software Livre</text:p>
      <text:p text:style-name="P88">Nome do Profissional:<text:s/>Ramon Santos</text:p>
      <text:p text:style-name="P89">Tempo:<text:s/>1:00</text:p>
      <text:p text:style-name="P90">Apresentação de técnicas e ferramentas utilizadas para a programação de soluções web utilizando essencialmente software livre.</text:p>
      <text:p text:style-name="P91">http://www.escavador.com/sobre/6820693/ramon-santana-santos</text:p>
      <text:p text:style-name="P92"/>
      <text:p text:style-name="P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I</meta:initial-creator>
    <dc:creator>TI</dc:creator>
    <meta:creation-date>2016-08-15T19:22:00Z</meta:creation-date>
    <dc:date>2016-08-15T19:22:00Z</dc:date>
    <meta:template xlink:href="Normal.dotm" xlink:type="simple"/>
    <meta:editing-cycles>2</meta:editing-cycles>
    <meta:editing-duration>PT0S</meta:editing-duration>
    <meta:document-statistic meta:page-count="5" meta:paragraph-count="18" meta:word-count="1472" meta:character-count="9406" meta:row-count="66" meta:non-whitespace-character-count="7952"/>
  </office:meta>
</office:document-meta>
</file>